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CnameProperty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CnameProperty.getColor( FOUserAgent foUserAg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Cname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CnameProperty.NCnameProperty( String n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CnameProperty.getN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